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245cm"/>
      <style:paragraph-properties style:writing-mode="lr-tb"/>
    </style:style>
    <style:style style:name="gr3" style:family="graphic" style:parent-style-name="standard">
      <style:graphic-properties draw:stroke="none" draw:fill="none" fo:min-height="6.2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loext:graphic-properties draw:fill="none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SZ4082 Classification projec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itanic dataset z Kaggle</text:p>
            <text:p>Alla Viietska</text:p>
            <text:p>Martin Vojtíšek</text:p>
            <text:p>Leden 202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Podle dat určit jestli pasažér přežil</text:p>
              </text:list-item>
              <text:list-item>
                <text:p text:style-name="P2">Explore data</text:p>
                <text:list>
                  <text:list-item>
                    <text:p text:style-name="P3">Types, dist values, charts to show relation</text:p>
                  </text:list-item>
                </text:list>
              </text:list-item>
              <text:list-item>
                <text:p text:style-name="P2">Prepare data</text:p>
                <text:list>
                  <text:list-item>
                    <text:p text:style-name="P3">Outliers, missing values, feature engineering</text:p>
                  </text:list-item>
                </text:list>
              </text:list-item>
              <text:list-item>
                <text:p text:style-name="P4">Train model, evaluate and predict</text:p>
                <text:list>
                  <text:list-header>
                    <text:p text:style-name="P3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ploratory analysis</text:p>
          </draw:text-box>
        </draw:frame>
        <draw:frame presentation:style-name="pr4" draw:layer="layout" svg:width="25.199cm" svg:height="1.214cm" svg:x="1.4cm" svg:y="3.685cm" presentation:class="outline" presentation:user-transformed="true">
          <draw:text-box>
            <text:list text:style-name="L3">
              <text:list-item>
                <text:p>Spolu s přípravou zabralo skoro všechen čas</text:p>
                <text:p/>
              </text:list-item>
            </text:list>
          </draw:text-box>
        </draw:frame>
        <draw:frame draw:style-name="gr2" draw:text-style-name="P6" draw:layer="layout" svg:width="10.941cm" svg:height="7.495cm" svg:x="1.5cm" svg:y="6.5cm">
          <draw:text-box>
            <text:p text:style-name="P5"><text:tab/><text:tab/>Trénovací sada</text:p>
            <text:p text:style-name="P5"/>
            <text:p text:style-name="P5"><text:tab/><text:tab/>NaNs<text:tab/>Uniques<text:tab/>Counts<text:tab/>Types</text:p>
            <text:p text:style-name="P5">PassengerId<text:tab/>0<text:tab/>891<text:tab/><text:tab/>891<text:tab/><text:tab/>int64</text:p>
            <text:p text:style-name="P5">Survived<text:tab/>0<text:tab/>2<text:tab/><text:tab/>891<text:tab/><text:tab/>int64</text:p>
            <text:p text:style-name="P5">Pclass<text:tab/><text:tab/>0<text:tab/>3<text:tab/><text:tab/>891<text:tab/><text:tab/>int64</text:p>
            <text:p text:style-name="P5">Name<text:tab/><text:tab/>0<text:tab/>891<text:tab/><text:tab/>891<text:tab/><text:tab/>object</text:p>
            <text:p text:style-name="P5">Sex<text:tab/><text:tab/>0<text:tab/>2<text:tab/><text:tab/>891<text:tab/><text:tab/>object</text:p>
            <text:p text:style-name="P5">Age<text:tab/><text:tab/>177<text:tab/>88<text:tab/><text:tab/>714<text:tab/><text:tab/>float64</text:p>
            <text:p text:style-name="P5">SibSp<text:tab/><text:tab/>0<text:tab/>7<text:tab/><text:tab/>891<text:tab/><text:tab/>int64</text:p>
            <text:p text:style-name="P5">Parch<text:tab/><text:tab/>0<text:tab/>7<text:tab/><text:tab/>891<text:tab/><text:tab/>int64</text:p>
            <text:p text:style-name="P5">Ticket<text:tab/><text:tab/>0<text:tab/>681<text:tab/><text:tab/>891<text:tab/><text:tab/>object</text:p>
            <text:p text:style-name="P5">Fare<text:tab/><text:tab/>0<text:tab/>248<text:tab/><text:tab/>891<text:tab/><text:tab/>float64</text:p>
            <text:p text:style-name="P5">Cabin<text:tab/><text:tab/>687<text:tab/>147<text:tab/><text:tab/>204<text:tab/><text:tab/>object</text:p>
            <text:p text:style-name="P5">Embarked<text:tab/>2<text:tab/>3<text:tab/><text:tab/>889<text:tab/><text:tab/>object</text:p>
          </draw:text-box>
        </draw:frame>
        <draw:frame draw:style-name="gr3" draw:text-style-name="P6" draw:layer="layout" svg:width="10.941cm" svg:height="6.887cm" svg:x="13.559cm" svg:y="6.639cm">
          <draw:text-box>
            <text:p text:style-name="P5"><text:span text:style-name="T1">Sada k určení Survived hodnoty</text:span></text:p>
            <text:p text:style-name="P5"><text:span text:style-name="T1"><text:tab/></text:span><text:span text:style-name="T1"><text:tab/></text:span></text:p>
            <text:p text:style-name="P5"><text:span text:style-name="T1"><text:tab/></text:span><text:span text:style-name="T1"><text:tab/></text:span><text:span text:style-name="T1">NaNs</text:span><text:span text:style-name="T1"><text:tab/></text:span><text:span text:style-name="T1">Uniques</text:span><text:span text:style-name="T1"><text:tab/></text:span><text:span text:style-name="T1">Counts Types</text:span></text:p>
            <text:p text:style-name="P5"><text:span text:style-name="T1">PassengerId</text:span><text:span text:style-name="T1"><text:tab/></text:span><text:span text:style-name="T1">0</text:span><text:span text:style-name="T1"><text:tab/></text:span><text:span text:style-name="T1">418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Pclass</text:span><text:span text:style-name="T1"><text:tab/></text:span><text:span text:style-name="T1"><text:tab/></text:span><text:span text:style-name="T1">0</text:span><text:span text:style-name="T1"><text:tab/></text:span><text:span text:style-name="T1">3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Name</text:span><text:span text:style-name="T1"><text:tab/></text:span><text:span text:style-name="T1"><text:tab/></text:span><text:span text:style-name="T1">0</text:span><text:span text:style-name="T1"><text:tab/></text:span><text:span text:style-name="T1">418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  <text:p text:style-name="P5"><text:span text:style-name="T1">Sex</text:span><text:span text:style-name="T1"><text:tab/></text:span><text:span text:style-name="T1"><text:tab/></text:span><text:span text:style-name="T1">0</text:span><text:span text:style-name="T1"><text:tab/></text:span><text:span text:style-name="T1">2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  <text:p text:style-name="P5"><text:span text:style-name="T1">Age</text:span><text:span text:style-name="T1"><text:tab/></text:span><text:span text:style-name="T1"><text:tab/></text:span><text:span text:style-name="T1">86</text:span><text:span text:style-name="T1"><text:tab/></text:span><text:span text:style-name="T1">79</text:span><text:span text:style-name="T1"><text:tab/></text:span><text:span text:style-name="T1"><text:tab/></text:span><text:span text:style-name="T1">332</text:span><text:span text:style-name="T1"><text:tab/></text:span><text:span text:style-name="T1">float64</text:span></text:p>
            <text:p text:style-name="P5"><text:span text:style-name="T1">SibSp</text:span><text:span text:style-name="T1"><text:tab/></text:span><text:span text:style-name="T1"><text:tab/></text:span><text:span text:style-name="T1">0</text:span><text:span text:style-name="T1"><text:tab/></text:span><text:span text:style-name="T1">7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Parch</text:span><text:span text:style-name="T1"><text:tab/></text:span><text:span text:style-name="T1"><text:tab/></text:span><text:span text:style-name="T1">0</text:span><text:span text:style-name="T1"><text:tab/></text:span><text:span text:style-name="T1">8</text:span><text:span text:style-name="T1"><text:tab/></text:span><text:span text:style-name="T1"><text:tab/></text:span><text:span text:style-name="T1">418</text:span><text:span text:style-name="T1"><text:tab/></text:span><text:span text:style-name="T1">int64</text:span></text:p>
            <text:p text:style-name="P5"><text:span text:style-name="T1">Ticket</text:span><text:span text:style-name="T1"><text:tab/></text:span><text:span text:style-name="T1"><text:tab/></text:span><text:span text:style-name="T1">0</text:span><text:span text:style-name="T1"><text:tab/></text:span><text:span text:style-name="T1">363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  <text:p text:style-name="P5"><text:span text:style-name="T1">Fare</text:span><text:span text:style-name="T1"><text:tab/></text:span><text:span text:style-name="T1"><text:tab/></text:span><text:span text:style-name="T1">1</text:span><text:span text:style-name="T1"><text:tab/></text:span><text:span text:style-name="T1">169</text:span><text:span text:style-name="T1"><text:tab/></text:span><text:span text:style-name="T1"><text:tab/></text:span><text:span text:style-name="T1">417</text:span><text:span text:style-name="T1"><text:tab/></text:span><text:span text:style-name="T1">float64</text:span></text:p>
            <text:p text:style-name="P5"><text:span text:style-name="T1">Cabin</text:span><text:span text:style-name="T1"><text:tab/></text:span><text:span text:style-name="T1"><text:tab/></text:span><text:span text:style-name="T1">327</text:span><text:span text:style-name="T1"><text:tab/></text:span><text:span text:style-name="T1">76</text:span><text:span text:style-name="T1"><text:tab/></text:span><text:span text:style-name="T1"><text:tab/></text:span><text:span text:style-name="T1">91</text:span><text:span text:style-name="T1"><text:tab/></text:span><text:span text:style-name="T1">object</text:span></text:p>
            <text:p text:style-name="P5"><text:span text:style-name="T1">Embarked</text:span><text:span text:style-name="T1"><text:tab/></text:span><text:span text:style-name="T1">0</text:span><text:span text:style-name="T1"><text:tab/></text:span><text:span text:style-name="T1">3</text:span><text:span text:style-name="T1"><text:tab/></text:span><text:span text:style-name="T1"><text:tab/></text:span><text:span text:style-name="T1">418</text:span><text:span text:style-name="T1"><text:tab/></text:span><text:span text:style-name="T1">obje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2T19:49:20.453000000</meta:creation-date>
    <dc:date>2025-01-22T20:14:43.833000000</dc:date>
    <meta:editing-duration>PT25M24S</meta:editing-duration>
    <meta:editing-cycles>1</meta:editing-cycles>
    <meta:document-statistic meta:object-count="35"/>
    <meta:generator>LibreOffice/7.5.4.2$Windows_X86_64 LibreOffice_project/36ccfdc35048b057fd9854c757a8b67ec53977b6</meta:generator>
  </office:meta>
</office:document-meta>
</file>